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Listenabsatz" style:master-page-name="MP0" style:list-style-name="LFO1" style:family="paragraph">
      <style:paragraph-properties fo:break-before="page"/>
    </style:style>
    <style:style style:name="P2" style:parent-style-name="Listenabsatz" style:list-style-name="LFO1" style:family="paragraph"/>
    <style:style style:name="P3" style:parent-style-name="Listenabsatz" style:list-style-name="LFO1" style:family="paragraph"/>
    <style:style style:name="P4" style:parent-style-name="Listenabsatz" style:list-style-name="LFO1" style:family="paragraph"/>
    <style:style style:name="P5" style:parent-style-name="Listenabsatz" style:list-style-name="LFO1" style:family="paragraph"/>
    <style:style style:name="P6" style:parent-style-name="Listenabsatz" style:list-style-name="LFO1" style:family="paragraph"/>
    <style:style style:name="P7" style:parent-style-name="Listenabsatz" style:list-style-name="LFO1" style:family="paragraph"/>
    <style:style style:name="P8" style:parent-style-name="Listenabsatz" style:list-style-name="LFO1" style:family="paragraph"/>
  </office:automatic-styles>
  <office:body>
    <office:text text:use-soft-page-breaks="true">
      <text:list text:style-name="LFO1" text:continue-numbering="true">
        <text:list-item>
          <text:p text:style-name="P1">The needed libraries are in lib folder of the project<text:s/></text:p>
        </text:list-item>
        <text:list-item>
          <text:p text:style-name="P2">Open project with eclipse</text:p>
        </text:list-item>
        <text:list-item>
          <text:p text:style-name="P3">First of all change arguments (in Run configurations) for the right ip address and port</text:p>
        </text:list-item>
        <text:list-item>
          <text:p text:style-name="P4">Create Runnable<text:s/>JAR file of the project and start the program with<text:s/>a<text:s/>batch file<text:s/></text:p>
        </text:list-item>
      </text:list>
      <text:p text:style-name="Listenabsatz">(How to create a batch file: copy in Editor following lines,<text:s/></text:p>
      <text:p text:style-name="Listenabsatz">rem *</text:p>
      <text:p text:style-name="Listenabsatz">java -jar nameofthejarfile.jar</text:p>
      <text:p text:style-name="Listenabsatz">and save it as a .bat file)</text:p>
      <text:list text:style-name="LFO1" text:continue-numbering="true">
        <text:list-item>
          <text:p text:style-name="P5">Or run it in eclipse</text:p>
        </text:list-item>
        <text:list-item>
          <text:p text:style-name="P6">Send „#STT#1#“, „#STT#name#“ or „#STT#yesno#“ to start the recognition and „#STT#0#“ to end it</text:p>
        </text:list-item>
        <text:list-item>
          <text:p text:style-name="P7">The result oft he recognition will be shown and sended tot he BRAIN automatically</text:p>
        </text:list-item>
        <text:list-item>
          <text:p text:style-name="P8">The gram file in the src folder can be edited in order to change the words to recognized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nurcapci@gmail.com</meta:initial-creator>
    <dc:creator>onurcapci@gmail.com</dc:creator>
    <meta:creation-date>2016-05-31T09:31:00Z</meta:creation-date>
    <dc:date>2016-05-31T10:59:00Z</dc:date>
    <meta:template xlink:href="Normal.dotm" xlink:type="simple"/>
    <meta:editing-cycles>4</meta:editing-cycles>
    <meta:editing-duration>PT0S</meta:editing-duration>
    <meta:document-statistic meta:page-count="1" meta:paragraph-count="1" meta:word-count="90" meta:character-count="663" meta:row-count="4" meta:non-whitespace-character-count="574"/>
  </office:meta>
</office:document-meta>
</file>